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6938in" fo:margin-left="0.0042in" fo:margin-right="-0.0049in" table:align="margins"/>
    </style:style>
    <style:style style:name="Tabella1.A" style:family="table-column">
      <style:table-column-properties style:column-width="0.6667in" style:rel-column-width="6526*"/>
    </style:style>
    <style:style style:name="Tabella1.B" style:family="table-column">
      <style:table-column-properties style:column-width="2.4896in" style:rel-column-width="24374*"/>
    </style:style>
    <style:style style:name="Tabella1.C" style:family="table-column">
      <style:table-column-properties style:column-width="1.9688in" style:rel-column-width="19275*"/>
    </style:style>
    <style:style style:name="Tabella1.D" style:family="table-column">
      <style:table-column-properties style:column-width="1.5688in" style:rel-column-width="15360*"/>
    </style:style>
    <style:style style:name="Tabel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382in" fo:border="0.05pt solid #000000"/>
    </style:style>
    <style:style style:name="Tabella1.2" style:family="table-row">
      <style:table-row-properties style:min-row-height="0.516in"/>
    </style:style>
    <style:style style:name="Tabella1.A2" style:family="table-cell" style:data-style-name="N0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la1.A5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el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1.D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 style:master-page-name="">
      <style:paragraph-properties fo:margin-top="0.0398in" fo:margin-bottom="0.0429in" style:contextual-spacing="false" style:line-height-at-least="0in"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8ccbf" officeooo:paragraph-rsid="0018ccbf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size="10pt" officeooo:rsid="00180b99" officeooo:paragraph-rsid="00180b99" style:font-size-asian="10pt" style:font-size-complex="10pt"/>
    </style:style>
    <style:style style:name="P6" style:family="paragraph" style:parent-style-name="Text_20_body">
      <style:paragraph-properties fo:margin-top="0.0398in" fo:margin-bottom="0.0429in" style:contextual-spacing="false" style:line-height-at-least="0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.0398in" fo:margin-bottom="0.0429in" style:contextual-spacing="false" style:line-height-at-least="0in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rial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iazza Manganelli, Catania, 30/10/2015</text:span></text:p>
      <text:p text:style-name="P2">Beni confiscati a Catania <text:s/></text:p>
      <text:p text:style-name="P6">Foglio Presenze</text:p>
      <text:p text:style-name="P7">Per aggiornamenti sui nostri eventi riguardanti gli OpenData Vi invitiamo a mettere una spunta sotto la colonna “Registrazione Newsletter”.</text:p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">N°</text:p>
          </table:table-cell>
          <table:table-cell table:style-name="Tabella1.A1" office:value-type="string">
            <text:p text:style-name="P3">Nome e Cognome</text:p>
          </table:table-cell>
          <table:table-cell table:style-name="Tabella1.A1" office:value-type="string">
            <text:p text:style-name="P3">E-mail</text:p>
          </table:table-cell>
          <table:table-cell table:style-name="Tabella1.D1" office:value-type="string">
            <text:p text:style-name="P3">Registrazione Newsletter</text:p>
          </table:table-cell>
        </table:table-row>
        <table:table-row table:style-name="Tabella1.2">
          <table:table-cell table:style-name="Tabella1.A2" office:value-type="float" office:value="1">
            <text:p text:style-name="P3">1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D1" office:value-type="string">
            <text:p text:style-name="P3"/>
          </table:table-cell>
        </table:table-row>
        <table:table-row table:style-name="Tabella1.2">
          <table:table-cell table:style-name="Tabella1.A2" office:value-type="float" office:value="2">
            <text:p text:style-name="P3">2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D1" office:value-type="string">
            <text:p text:style-name="P3"/>
          </table:table-cell>
        </table:table-row>
        <table:table-row table:style-name="Tabella1.2">
          <table:table-cell table:style-name="Tabella1.A2" office:value-type="float" office:value="3">
            <text:p text:style-name="P3">3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D1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4">
            <text:p text:style-name="P3">4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5">
            <text:p text:style-name="P3">5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6">
            <text:p text:style-name="P3">6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7">
            <text:p text:style-name="P3">7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2" office:value-type="float" office:value="8">
            <text:p text:style-name="P3">8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D1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9">
            <text:p text:style-name="P3">9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0">
            <text:p text:style-name="P3">10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1">
            <text:p text:style-name="P3">11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2">
            <text:p text:style-name="P3">12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3">
            <text:p text:style-name="P3">13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4">
            <text:p text:style-name="P3">14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3"/>
          </table:table-cell>
          <table:table-cell table:style-name="Tabella1.D15" office:value-type="string">
            <text:p text:style-name="P3"/>
          </table:table-cell>
        </table:table-row>
        <table:table-row table:style-name="Tabella1.2">
          <table:table-cell table:style-name="Tabella1.A5" office:value-type="float" office:value="15">
            <text:p text:style-name="P4">15</text:p>
          </table:table-cell>
          <table:table-cell table:style-name="Tabella1.B16" office:value-type="string">
            <text:p text:style-name="P3"/>
          </table:table-cell>
          <table:table-cell table:style-name="Tabella1.C16" office:value-type="string">
            <text:p text:style-name="P3"/>
          </table:table-cell>
          <table:table-cell table:style-name="Tabella1.D16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Maresca</meta:initial-creator>
    <meta:creation-date>2015-10-15T17:02:24.64</meta:creation-date>
    <dc:date>2015-10-17T12:04:05.291916837</dc:date>
    <meta:editing-duration>PT16H42M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51" meta:character-count="286" meta:non-whitespace-character-count="256"/>
  </office:meta>
</office:document-meta>
</file>